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844cm" style:rel-column-width="26382*"/>
    </style:style>
    <style:style style:name="Table1.B" style:family="table-column">
      <style:table-column-properties style:column-width="5.519cm" style:rel-column-width="21276*"/>
    </style:style>
    <style:style style:name="Table1.C" style:family="table-column">
      <style:table-column-properties style:column-width="4.637cm" style:rel-column-width="17877*"/>
    </style:style>
    <style:style style:name="Table1.A1" style:family="table-cell">
      <style:table-cell-properties fo:padding-left="0.049cm" fo:padding-right="0.049cm" fo:padding-top="0.019cm" fo:padding-bottom="0.019cm" fo:border="none"/>
    </style:style>
    <style:style style:name="Table1.B1" style:family="table-cell">
      <style:table-cell-properties fo:padding-left="0.049cm" fo:padding-right="0.049cm" fo:padding-top="0.019cm" fo:padding-bottom="0.019cm" fo:border-left="0.05pt solid #000000" fo:border-right="none" fo:border-top="0.05pt solid #000000" fo:border-bottom="0.05pt solid #000000"/>
    </style:style>
    <style:style style:name="Table1.C1" style:family="table-cell">
      <style:table-cell-properties fo:padding-left="0.049cm" fo:padding-right="0.049cm" fo:padding-top="0.019cm" fo:padding-bottom="0.019cm" fo:border="0.05pt solid #000000"/>
    </style:style>
    <style:style style:name="Table1.B2" style:family="table-cell">
      <style:table-cell-properties fo:padding-left="0.049cm" fo:padding-right="0.049cm" fo:padding-top="0.019cm" fo:padding-bottom="0.019cm" fo:border-left="0.05pt solid #000000" fo:border-right="none" fo:border-top="none" fo:border-bottom="0.05pt solid #000000"/>
    </style:style>
    <style:style style:name="Table1.C2" style:family="table-cell">
      <style:table-cell-properties fo:padding-left="0.049cm" fo:padding-right="0.049cm" fo:padding-top="0.019cm" fo:padding-bottom="0.019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246cm" style:rel-column-width="20222*"/>
    </style:style>
    <style:style style:name="Table2.B" style:family="table-column">
      <style:table-column-properties style:column-width="0.42cm" style:rel-column-width="1618*"/>
    </style:style>
    <style:style style:name="Table2.c" style:family="table-column">
      <style:table-column-properties style:column-width="0.422cm" style:rel-column-width="1627*"/>
    </style:style>
    <style:style style:name="Table2.A1" style:family="table-cell">
      <style:table-cell-properties fo:padding-left="0cm" fo:padding-right="0cm" fo:padding-top="0.101cm" fo:padding-bottom="0.101cm" fo:border-left="0.05pt solid #000000" fo:border-right="none" fo:border-top="0.05pt solid #000000" fo:border-bottom="0.05pt solid #000000"/>
    </style:style>
    <style:style style:name="Table2.c1" style:family="table-cell">
      <style:table-cell-properties fo:padding-left="0cm" fo:padding-right="0cm" fo:padding-top="0.101cm" fo:padding-bottom="0.101cm" fo:border="0.05pt solid #000000"/>
    </style:style>
    <style:style style:name="Table2.A2" style:family="table-cell">
      <style:table-cell-properties fo:padding-left="0cm" fo:padding-right="0cm" fo:padding-top="0.101cm" fo:padding-bottom="0.101cm" fo:border-left="0.05pt solid #000000" fo:border-right="none" fo:border-top="none" fo:border-bottom="0.05pt solid #000000"/>
    </style:style>
    <style:style style:name="Table2.c2" style:family="table-cell">
      <style:table-cell-properties fo:padding-left="0cm" fo:padding-right="0cm" fo:padding-top="0.101cm" fo:padding-bottom="0.101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808080" fo:font-size="14pt" fo:font-weight="bold" style:font-size-asian="14pt" style:font-weight-asian="bold" style:font-size-complex="14pt" style:font-weight-complex="bold"/>
    </style:style>
    <style:style style:name="P2" style:family="paragraph" style:parent-style-name="Header">
      <style:paragraph-properties fo:text-align="center" style:justify-single-word="false"/>
      <style:text-properties fo:color="#808080" fo:font-size="6pt" fo:font-weight="bold" style:font-size-asian="6pt" style:font-weight-asian="bold" style:font-size-complex="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hyphenation-ladder-count="no-limit"/>
      <style:text-properties fo:font-weight="normal" style:font-weight-asian="normal" style:font-weight-complex="normal" fo:hyphenate="true" fo:hyphenation-remain-char-count="2" fo:hyphenation-push-char-count="2"/>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style:font-name="Times New Roman" fo:font-style="normal" fo:font-weight="normal" style:font-name-asian="SimSun" style:font-style-asian="normal" style:font-weight-asian="normal" style:font-name-complex="Lucida Sans" style:font-style-complex="normal" style:font-weight-complex="normal"/>
    </style:style>
    <style:style style:name="P10"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text-position="super 58%" fo:font-style="italic" fo:font-weight="normal"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style:text-position="0% 100%" fo:font-style="normal" fo:font-weight="normal" style:font-style-asian="normal" style:font-weight-asian="normal" style:font-style-complex="normal" style:font-weight-complex="normal"/>
    </style:style>
    <style:style style:name="P14" style:family="paragraph" style:parent-style-name="Standard">
      <style:text-properties style:font-name="Courier New" fo:font-weight="normal" style:font-weight-asian="normal" style:font-weight-complex="normal"/>
    </style:style>
    <style:style style:name="P15" style:family="paragraph" style:parent-style-name="Text_20_body">
      <style:paragraph-properties fo:text-align="start" style:justify-single-word="false"/>
      <style:text-properties fo:color="#333333" fo:language="en" fo:country="US" fo:font-weight="normal" style:font-weight-asian="normal" style:font-weight-complex="normal"/>
    </style:style>
    <style:style style:name="P16" style:family="paragraph" style:parent-style-name="Text_20_body">
      <loext:graphic-properties draw:fill="solid" draw:fill-color="#ffffff" draw:opacity="100%"/>
      <style:paragraph-properties fo:margin-left="0cm" fo:margin-right="0cm" fo:margin-top="0cm" fo:margin-bottom="0.212cm" loext:contextual-spacing="false" fo:text-indent="0cm" style:auto-text-indent="false" fo:background-color="#ffffff"/>
      <style:text-properties fo:color="#333333"/>
    </style:style>
    <style:style style:name="P17" style:family="paragraph" style:parent-style-name="Text_20_body">
      <loext:graphic-properties draw:fill="solid" draw:fill-color="#ffffff" draw:opacity="100%"/>
      <style:paragraph-properties fo:margin-left="0cm" fo:margin-right="0cm" fo:margin-top="0cm" fo:margin-bottom="0.212cm" loext:contextual-spacing="false" fo:text-align="start" style:justify-single-word="false" fo:text-indent="0cm" style:auto-text-indent="false" fo:background-color="#ffffff"/>
      <style:text-properties fo:color="#333333" fo:font-size="12pt" fo:language="en" fo:country="US" fo:font-weight="normal" style:font-weight-asian="normal" style:font-weight-complex="normal"/>
    </style:style>
    <style:style style:name="P18" style:family="paragraph" style:parent-style-name="Text_20_body">
      <loext:graphic-properties draw:fill="solid" draw:fill-color="#ffffff" draw:opacity="100%"/>
      <style:paragraph-properties fo:margin-left="0cm" fo:margin-right="0cm" fo:margin-top="0cm" fo:margin-bottom="0.212cm" loext:contextual-spacing="false" fo:text-align="start" style:justify-single-word="false" fo:text-indent="0cm" style:auto-text-indent="false" fo:background-color="#ffffff"/>
      <style:text-properties fo:color="#333333" style:font-name="Times New Roman" fo:font-size="12pt" fo:language="en" fo:country="US" fo:font-weight="normal" style:font-size-asian="12pt" style:font-weight-asian="normal" style:font-size-complex="12pt" style:font-weight-complex="normal"/>
    </style:style>
    <style:style style:name="P19" style:family="paragraph" style:parent-style-name="Standard">
      <loext:graphic-properties draw:fill="solid" draw:fill-color="#ffffff" draw:opacity="100%"/>
      <style:paragraph-properties fo:margin-left="0cm" fo:margin-right="0cm" fo:margin-top="0cm" fo:margin-bottom="0.212cm" loext:contextual-spacing="false" fo:text-align="start" style:justify-single-word="false" fo:text-indent="0cm" style:auto-text-indent="false" fo:background-color="#ffffff"/>
      <style:text-properties fo:color="#333333" style:font-name="Times New Roman" fo:font-size="12pt" fo:language="en" fo:country="US" fo:font-weight="normal" style:font-size-asian="12pt" style:font-weight-asian="normal" style:font-size-complex="12pt" style:font-weight-complex="normal"/>
    </style:style>
    <style:style style:name="P20" style:family="paragraph" style:parent-style-name="Text_20_body">
      <loext:graphic-properties draw:fill="solid" draw:fill-color="#ffffff" draw:opacity="100%"/>
      <style:paragraph-properties fo:margin-left="0cm" fo:margin-right="0cm" fo:margin-top="0cm" fo:margin-bottom="0.212cm" loext:contextual-spacing="false" fo:text-align="center" style:justify-single-word="false" fo:text-indent="0cm" style:auto-text-indent="false" fo:break-before="page" fo:background-color="#ffffff"/>
      <style:text-properties fo:color="#333333" fo:font-weight="bold" style:font-weight-asian="bold" style:font-weight-complex="bold"/>
    </style:style>
    <style:style style:name="P21" style:family="paragraph" style:parent-style-name="Text_20_body">
      <loext:graphic-properties draw:fill="solid" draw:fill-color="#ffffff" draw:opacity="100%"/>
      <style:paragraph-properties fo:margin-left="0cm" fo:margin-right="0cm" fo:margin-top="0cm" fo:margin-bottom="0.265cm" loext:contextual-spacing="false" fo:text-align="start" style:justify-single-word="false" fo:text-indent="0cm" style:auto-text-indent="false" fo:background-color="#ffffff"/>
      <style:text-properties fo:color="#333333" style:font-name="Times New Roman" fo:font-size="12pt" fo:language="en" fo:country="US" fo:font-weight="bold" style:font-size-asian="12pt" style:font-weight-asian="normal" style:font-size-complex="12pt" style:font-weight-complex="normal"/>
    </style:style>
    <style:style style:name="P22" style:family="paragraph" style:parent-style-name="Text_20_body">
      <loext:graphic-properties draw:fill="solid" draw:fill-color="#ffffff" draw:opacity="100%"/>
      <style:paragraph-properties fo:margin-left="0cm" fo:margin-right="0cm" fo:margin-top="0cm" fo:margin-bottom="0.265cm" loext:contextual-spacing="false" fo:text-indent="0cm" style:auto-text-indent="false" fo:background-color="#ffffff"/>
      <style:text-properties fo:color="#333333" style:font-name="Times New Roman" fo:font-size="12pt" fo:language="en" fo:country="US" fo:font-weight="normal" style:font-size-asian="12pt" style:font-weight-asian="normal" style:font-size-complex="12pt" style:font-weight-complex="normal"/>
    </style:style>
    <style:style style:name="P23" style:family="paragraph" style:parent-style-name="Text_20_body">
      <loext:graphic-properties draw:fill="solid" draw:fill-color="#ffffff" draw:opacity="100%"/>
      <style:paragraph-properties fo:margin-left="0cm" fo:margin-right="0cm" fo:margin-top="0cm" fo:margin-bottom="0.265cm" loext:contextual-spacing="false" fo:text-align="start" style:justify-single-word="false" fo:text-indent="0cm" style:auto-text-indent="false" fo:background-color="#ffffff"/>
      <style:text-properties fo:color="#333333" style:font-name="Times New Roman" fo:font-size="12pt" fo:language="en" fo:country="US" fo:font-weight="normal" style:font-size-asian="12pt" style:font-weight-asian="normal" style:font-size-complex="12pt" style:font-weight-complex="normal"/>
    </style:style>
    <style:style style:name="P24" style:family="paragraph" style:parent-style-name="Standard">
      <style:paragraph-properties fo:text-align="center" style:justify-single-word="false" fo:break-before="page"/>
      <style:text-properties fo:font-weight="bold" style:font-weight-asian="bold" style:font-weight-complex="bold"/>
    </style:style>
    <style:style style:name="P25" style:family="paragraph" style:parent-style-name="Standard" style:master-page-name="">
      <style:paragraph-properties fo:margin-left="1.289cm" fo:margin-right="0cm" fo:hyphenation-ladder-count="no-limit" fo:text-indent="-1.274cm" style:auto-text-indent="false" style:page-number="auto"/>
      <style:text-properties fo:font-weight="normal" style:font-weight-asian="normal" style:font-weight-complex="normal" fo:hyphenate="true" fo:hyphenation-remain-char-count="2" fo:hyphenation-push-char-count="2"/>
    </style:style>
    <style:style style:name="P26" style:family="paragraph" style:parent-style-name="Table_20_Contents">
      <style:paragraph-properties fo:text-align="start" style:justify-single-word="false"/>
      <style:text-properties style:font-name="Times New Roman" fo:font-size="12pt" style:font-size-asian="12pt" style:font-size-complex="12pt"/>
    </style:style>
    <style:style style:name="P27" style:family="paragraph" style:parent-style-name="Text_20_body">
      <loext:graphic-properties draw:fill="solid" draw:fill-color="#ffffff" draw:opacity="100%"/>
      <style:paragraph-properties fo:margin-top="0cm" fo:margin-bottom="0.212cm" loext:contextual-spacing="false" fo:text-align="start" style:justify-single-word="false" fo:background-color="#ffffff"/>
      <style:text-properties fo:color="#333333" style:font-name="Times New Roman1" fo:font-size="12pt" fo:language="it" fo:country="IT" fo:font-style="normal" fo:font-weight="normal" style:font-style-asian="normal" style:font-weight-asian="normal" style:font-style-complex="normal" style:font-weight-complex="normal"/>
    </style:style>
    <style:style style:name="P28" style:family="paragraph" style:parent-style-name="Standard" style:list-style-name="L1">
      <style:paragraph-properties fo:hyphenation-ladder-count="no-limit"/>
      <style:text-properties fo:font-weight="normal" style:font-weight-asian="normal" style:font-weight-complex="normal" fo:hyphenate="true" fo:hyphenation-remain-char-count="2" fo:hyphenation-push-char-count="2"/>
    </style:style>
    <style:style style:name="P29" style:family="paragraph" style:parent-style-name="Standard" style:list-style-name="L2">
      <style:paragraph-properties fo:hyphenation-ladder-count="no-limit"/>
      <style:text-properties fo:font-weight="normal" style:font-weight-asian="normal" style:font-weight-complex="normal" fo:hyphenate="true" fo:hyphenation-remain-char-count="2" fo:hyphenation-push-char-count="2"/>
    </style:style>
    <style:style style:name="P30" style:family="paragraph" style:parent-style-name="Standard" style:list-style-name="L3">
      <style:text-properties fo:font-weight="normal" style:font-weight-asian="normal" style:font-weight-complex="normal"/>
    </style:style>
    <style:style style:name="P31" style:family="paragraph" style:parent-style-name="Standard" style:list-style-name="L4">
      <style:text-properties fo:font-weight="normal" style:font-weight-asian="normal" style:font-weight-complex="normal"/>
    </style:style>
    <style:style style:name="P32" style:family="paragraph" style:parent-style-name="Standard" style:list-style-name="L5">
      <style:paragraph-properties fo:text-align="start" style:justify-single-word="false"/>
      <style:text-properties fo:font-weight="normal" style:font-weight-asian="normal" style:font-weight-complex="normal"/>
    </style:style>
    <style:style style:name="P33" style:family="paragraph" style:parent-style-name="Standard">
      <style:paragraph-properties fo:text-align="start" style:justify-single-word="false" fo:hyphenation-ladder-count="no-limit"/>
      <style:text-properties fo:font-weight="normal" officeooo:rsid="000bab00" officeooo:paragraph-rsid="000bab00" style:font-weight-asian="normal" style:font-weight-complex="normal" fo:hyphenate="true" fo:hyphenation-remain-char-count="2" fo:hyphenation-push-char-count="2"/>
    </style:style>
    <style:style style:name="P34" style:family="paragraph" style:parent-style-name="Standard">
      <style:paragraph-properties fo:text-align="start" style:justify-single-word="false" fo:hyphenation-ladder-count="no-limit"/>
      <style:text-properties fo:font-weight="normal" officeooo:rsid="000bab00" officeooo:paragraph-rsid="000c66a2" style:font-weight-asian="normal" style:font-weight-complex="normal" fo:hyphenate="true" fo:hyphenation-remain-char-count="2" fo:hyphenation-push-char-count="2"/>
    </style:style>
    <style:style style:name="P35" style:family="paragraph" style:parent-style-name="Standard" style:list-style-name="L2">
      <style:paragraph-properties fo:hyphenation-ladder-count="no-limit"/>
      <style:text-properties style:font-name="Courier New" fo:font-weight="normal" style:font-weight-asian="normal" style:font-weight-complex="normal" fo:hyphenate="true" fo:hyphenation-remain-char-count="2" fo:hyphenation-push-char-count="2"/>
    </style:style>
    <style:style style:name="P36" style:family="paragraph" style:parent-style-name="Standard">
      <style:paragraph-properties fo:text-align="start" style:justify-single-word="false"/>
      <style:text-properties fo:font-weight="bold" style:font-weight-asian="bold" style:font-weight-complex="bold"/>
    </style:style>
    <style:style style:name="P37" style:family="paragraph" style:parent-style-name="Standard">
      <style:paragraph-properties fo:text-align="start" style:justify-single-word="false"/>
      <style:text-properties fo:font-weight="bold" officeooo:rsid="000bab00" officeooo:paragraph-rsid="000bab00" style:font-weight-asian="bold" style:font-weight-complex="bold"/>
    </style:style>
    <style:style style:name="P38" style:family="paragraph" style:parent-style-name="Table_20_Contents">
      <style:paragraph-properties fo:text-align="start" style:justify-single-word="false"/>
      <style:text-properties style:font-name="Times New Roman" fo:font-size="12pt" officeooo:rsid="0007f29d" officeooo:paragraph-rsid="0007f29d" style:font-size-asian="12pt" style:font-size-complex="12pt"/>
    </style:style>
    <style:style style:name="P39" style:family="paragraph" style:parent-style-name="Table_20_Contents">
      <style:paragraph-properties fo:text-align="start" style:justify-single-word="false"/>
      <style:text-properties style:font-name="Times New Roman" fo:font-size="12pt" officeooo:rsid="0008cd95" officeooo:paragraph-rsid="0008cd95" style:font-size-asian="12pt" style:font-size-complex="12pt"/>
    </style:style>
    <style:style style:name="P40" style:family="paragraph" style:parent-style-name="Table_20_Contents">
      <style:text-properties officeooo:rsid="0008cd95" officeooo:paragraph-rsid="0008cd95"/>
    </style:style>
    <style:style style:name="P41" style:family="paragraph" style:parent-style-name="Text_20_body" style:list-style-name="L6">
      <style:paragraph-properties fo:text-align="start" style:justify-single-word="false"/>
      <style:text-properties fo:color="#333333" fo:language="en" fo:country="US" fo:font-weight="bold" style:font-weight-asian="normal" style:font-weight-complex="normal"/>
    </style:style>
    <style:style style:name="P42" style:family="paragraph" style:parent-style-name="Text_20_body" style:list-style-name="L6">
      <style:paragraph-properties fo:text-align="start" style:justify-single-word="false"/>
      <style:text-properties fo:color="#333333" fo:language="en" fo:country="US" fo:font-weight="normal" style:font-weight-asian="normal" style:font-weight-complex="normal"/>
    </style:style>
    <style:style style:name="P43" style:family="paragraph" style:parent-style-name="Text_20_body" style:list-style-name="L6">
      <loext:graphic-properties draw:fill="solid" draw:fill-color="#ffffff" draw:opacity="100%"/>
      <style:paragraph-properties fo:margin-top="0cm" fo:margin-bottom="0.212cm" loext:contextual-spacing="false" fo:background-color="#ffffff"/>
    </style:style>
    <style:style style:name="P44" style:family="paragraph" style:parent-style-name="Text_20_body" style:list-style-name="L7">
      <loext:graphic-properties draw:fill="solid" draw:fill-color="#ffffff" draw:opacity="100%"/>
      <style:paragraph-properties fo:margin-top="0cm" fo:margin-bottom="0.212cm" loext:contextual-spacing="false" fo:text-align="start" style:justify-single-word="false" fo:background-color="#ffffff"/>
    </style:style>
    <style:style style:name="P45" style:family="paragraph" style:parent-style-name="Text_20_body" style:list-style-name="L8">
      <loext:graphic-properties draw:fill="solid" draw:fill-color="#ffffff" draw:opacity="100%"/>
      <style:paragraph-properties fo:margin-top="0cm" fo:margin-bottom="0.212cm" loext:contextual-spacing="false" fo:text-align="start" style:justify-single-word="false" fo:background-color="#ffffff"/>
      <style:text-properties fo:color="#333333" style:font-name="Times New Roman" fo:font-size="12pt" fo:language="en" fo:country="US" fo:font-weight="normal" style:font-size-asian="12pt" style:font-weight-asian="normal" style:font-size-complex="12pt" style:font-weight-complex="normal"/>
    </style:style>
    <style:style style:name="P46" style:family="paragraph" style:parent-style-name="Text_20_body" style:list-style-name="L8">
      <loext:graphic-properties draw:fill="solid" draw:fill-color="#ffffff" draw:opacity="100%"/>
      <style:paragraph-properties fo:margin-top="0cm" fo:margin-bottom="0.212cm" loext:contextual-spacing="false" fo:text-align="start" style:justify-single-word="false" fo:background-color="#ffffff"/>
      <style:text-properties fo:color="#333333" style:font-name="Times New Roman" fo:font-size="12pt" fo:language="en" fo:country="US"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style:font-name="Courier New"/>
    </style:style>
    <style:style style:name="T2" style:family="text">
      <style:text-properties style:font-name="Courier New" fo:font-weight="normal" style:font-weight-asian="normal" style:font-weight-complex="normal"/>
    </style:style>
    <style:style style:name="T3" style:family="text">
      <style:text-properties style:font-name="Courier New" officeooo:rsid="000c66a2"/>
    </style:style>
    <style:style style:name="T4" style:family="text">
      <style:text-properties style:text-position="super 58%"/>
    </style:style>
    <style:style style:name="T5" style:family="text">
      <style:text-properties style:text-position="super 58%"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color="#003576" fo:language="en" fo:country="US"/>
    </style:style>
    <style:style style:name="T8" style:family="text">
      <style:text-properties fo:color="#333333" style:font-name="Times New Roman1" fo:font-size="12pt" fo:language="it" fo:country="IT" fo:font-weight="normal" style:font-weight-asian="normal" style:font-weight-complex="normal"/>
    </style:style>
    <style:style style:name="T9" style:family="text">
      <style:text-properties fo:color="#333333" style:font-name="Times New Roman1" fo:font-size="12pt" fo:language="it" fo:country="IT" fo:font-style="italic" fo:font-weight="normal" style:font-style-asian="italic" style:font-weight-asian="normal" style:font-style-complex="italic" style:font-weight-complex="normal"/>
    </style:style>
    <style:style style:name="T10" style:family="text">
      <style:text-properties fo:color="#333333" style:font-name="Times New Roman1" fo:font-size="12pt" fo:language="it" fo:country="IT" fo:font-style="normal" fo:font-weight="normal" style:font-style-asian="normal" style:font-weight-asian="normal" style:font-style-complex="normal" style:font-weight-complex="normal"/>
    </style:style>
    <style:style style:name="T11" style:family="text">
      <style:text-properties fo:color="#333333" style:font-name="Courier New" fo:font-size="12pt" fo:language="it" fo:country="IT" fo:font-style="normal" fo:font-weight="normal" style:font-style-asian="normal" style:font-weight-asian="normal" style:font-style-complex="normal" style:font-weight-complex="normal"/>
    </style:style>
    <style:style style:name="T12" style:family="text">
      <style:text-properties fo:color="#333333" style:text-position="super 58%" style:font-name="Times New Roman1" fo:font-size="12pt" fo:language="it" fo:country="IT"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text-position="0% 100%" fo:font-style="italic" style:font-style-asian="italic" style:font-style-complex="italic"/>
    </style:style>
    <style:style style:name="T15" style:family="text">
      <style:text-properties style:text-position="0% 100%" fo:font-style="normal" style:font-style-asian="normal" style:font-style-complex="normal"/>
    </style:style>
    <style:style style:name="T16" style:family="text">
      <style:text-properties fo:language="it" fo:country="IT" fo:font-style="normal" style:font-style-asian="normal" style:font-style-complex="normal"/>
    </style:style>
    <style:style style:name="T17" style:family="text">
      <style:text-properties officeooo:rsid="0007f29d"/>
    </style:style>
    <style:style style:name="T18" style:family="text">
      <style:text-properties fo:font-weight="normal" style:font-weight-asian="normal" style:font-weight-complex="normal"/>
    </style:style>
    <style:style style:name="Sect1" style:family="section">
      <style:section-properties text:dont-balance-text-columns="false" style:editable="false">
        <style:columns fo:column-count="2">
          <style:column style:rel-width="9071*" fo:start-indent="0cm" fo:end-indent="0cm"/>
          <style:column style:rel-width="567*"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First name, Last name, ID: …............................................................</text:p>
      <text:p text:style-name="P6"/>
      <text:p text:style-name="P6">Question 1 (4 points)</text:p>
      <text:p text:style-name="P5"/>
      <text:p text:style-name="P5">Let consider the Branch Prediction Mechanism based on the Branch History Table (BHT).</text:p>
      <text:p text:style-name="P5">You are requested to</text:p>
      <text:list xml:id="list1601205093" text:style-name="L1">
        <text:list-item>
          <text:p text:style-name="P28">Describe the architecture of a BHT </text:p>
        </text:list-item>
        <text:list-item>
          <text:p text:style-name="P28">Describe the behavior of a BHT, detailing when the processor accesses it, how, and which information it gets from it</text:p>
        </text:list-item>
        <text:list-item>
          <text:p text:style-name="P28">Assuming that the processor uses 32 bit addresses, each instruction is 4 byte wide, and the BHT is composed of 8 entries, identify the final content of the BHT if</text:p>
        </text:list-item>
      </text:list>
      <text:list xml:id="list3674220335" text:style-name="L2">
        <text:list-item>
          <text:p text:style-name="P29">The BHT is initially empty (i.e., full of 0s, meaning NotTaken)</text:p>
        </text:list-item>
        <text:list-item>
          <text:p text:style-name="P29">The following instructions are executed in sequence (for each instruction the corresponding address is reported)</text:p>
          <text:list>
            <text:list-item>
              <text:p text:style-name="P29"><text:span text:style-name="T1">0x00040250<text:tab/>l.d r2,v1(r1)</text:span><text:tab/></text:p>
            </text:list-item>
            <text:list-item>
              <text:p text:style-name="P29"><text:span text:style-name="T1">0x00040254<text:tab/>bez r2,l1</text:span> <text:s/>(branch taken, jumping to 0x00008000)</text:p>
            </text:list-item>
            <text:list-item>
              <text:p text:style-name="P29"><text:span text:style-name="T1">0x00008000<text:tab/>andi r2, r2, #1</text:span> <text:tab/></text:p>
            </text:list-item>
            <text:list-item>
              <text:p text:style-name="P29"><text:span text:style-name="T1">0x00008004<text:tab/>bnez r2, l2</text:span><text:tab/>(branch taken, jumping to 0x00004000)</text:p>
            </text:list-item>
            <text:list-item>
              <text:p text:style-name="P29"><text:span text:style-name="T1">0x00004000<text:tab/>addi r5, r5, #1</text:span> </text:p>
            </text:list-item>
            <text:list-item>
              <text:p text:style-name="P29"><text:span text:style-name="T1">0x00004004<text:tab/>bez r5, l3</text:span> <text:s/>(branch taken, jumping to 0x0000A010)</text:p>
            </text:list-item>
            <text:list-item>
              <text:p text:style-name="P29"><text:span text:style-name="T1">0x0000A010<text:tab/>add r1, r2, r3</text:span> <text:tab/></text:p>
            </text:list-item>
            <text:list-item>
              <text:p text:style-name="P29"><text:span text:style-name="T1">0x0000A014 <text:tab/>bez r1, l4</text:span> <text:s/>(branch taken, jumping to 0x0000A200)</text:p>
            </text:list-item>
            <text:list-item>
              <text:p text:style-name="P35">0x0000A200<text:tab/>add r4, r5 r0</text:p>
            </text:list-item>
            <text:list-item>
              <text:p text:style-name="P29"><text:span text:style-name="T1">0x0000A204<text:tab/>bez r4, l1</text:span><text:tab/>(branch taken, jumping to 0x00008000)</text:p>
            </text:list-item>
          </text:list>
        </text:list-item>
      </text:list>
      <text:p text:style-name="P25"><text:tab/>Determine also which of the branch instructions were correctly predicted, and which were mispredicted.</text:p>
      <text:p text:style-name="P7"/>
      <text:p text:style-name="P7">Write your answer here.</text:p>
      <text:p text:style-name="P37">01. <text:span text:style-name="T18">BRANCH HISTORY TABLE ARCHITECTURE</text:span></text:p>
      <text:p text:style-name="P37"><text:span text:style-name="T18"><text:tab/></text:span></text:p>
      <text:p text:style-name="P7"/>
      <text:p text:style-name="P37">03. <text:span text:style-name="T2">THER ARE THREE THAT WERE PREDICTED ARE AT THE ADDRESS</text:span></text:p>
      <text:p text:style-name="P34"><text:span text:style-name="T1">0x00008004 <text:s/></text:span><text:span text:style-name="T3">bnez</text:span><text:span text:style-name="T1"> </text:span><text:span text:style-name="T3">r</text:span><text:span text:style-name="T1">2, l2<text:tab/>0x00004000</text:span></text:p>
      <text:p text:style-name="P33"><text:span text:style-name="T1"/></text:p>
      <text:p text:style-name="P34"><text:span text:style-name="T1">0x0000A014 </text:span><text:span text:style-name="T3">bez r1, l4<text:tab/>0x0000A200</text:span></text:p>
      <text:p text:style-name="P34"><text:span text:style-name="T3"/></text:p>
      <text:p text:style-name="P34"><text:span text:style-name="T3">0x0000800 <text:s/>andi r2, r2, #1 <text:s/>0x00008000</text:span></text:p>
      <text:p text:style-name="P33"><text:span text:style-name="T1"/></text:p>
      <text:p text:style-name="P24">Question 2 (4 points)</text:p>
      <text:p text:style-name="P4"/>
      <text:p text:style-name="P3">Let consider a MIPS64 architecture including the following functional units (for each unit the number of clock periods to complete one instruction is reported):</text:p>
      <text:list xml:id="list3674817247" text:style-name="L3">
        <text:list-item>
          <text:p text:style-name="P30">Integer ALU: 1 clock period</text:p>
        </text:list-item>
        <text:list-item>
          <text:p text:style-name="P30">Data memory: 1 clock period</text:p>
        </text:list-item>
        <text:list-item>
          <text:p text:style-name="P30">FP arithmetic unit: 2 clock periods (pipelined)</text:p>
        </text:list-item>
        <text:list-item>
          <text:p text:style-name="P30">FP multiplier unit: 4 clock periods (pipelined) </text:p>
        </text:list-item>
        <text:list-item>
          <text:p text:style-name="P30">FP divider unit: 8 clock periods (unpipelined)</text:p>
        </text:list-item>
      </text:list>
      <text:p text:style-name="P3">You should also assume that</text:p>
      <text:list xml:id="list2571530498" text:style-name="L4">
        <text:list-item>
          <text:p text:style-name="P31">The branch delay slot corresponds to 1 clock cycle, and the branch delay slot is not enabled</text:p>
        </text:list-item>
        <text:list-item>
          <text:p text:style-name="P31">Data forwarding is enabled</text:p>
        </text:list-item>
        <text:list-item>
          <text:p text:style-name="P31">The EXE phase can be completed out-of-order.</text:p>
        </text:list-item>
      </text:list>
      <text:p text:style-name="P3"/>
      <text:p text:style-name="P3">You should consider the following code fragment and, filling the following tables, determine the pipeline behavior in each clock period, as well as the total number of clock periods required to execute the fragment, assuming that f5 is always different than 0. The values of the constants k1 and k2 are written in f10 and f11 before the beginning of the code fragment.</text:p>
      <text:p text:style-name="P3"/>
      <text:p text:style-name="P14">; ********************* MIPS64 ***********************</text:p>
      <text:p text:style-name="P14">; <text:s/>for (i = 0; i &lt; 10; i++) {</text:p>
      <text:p text:style-name="P14">;<text:tab/> <text:s/>tmp = v1[i]*k1 + v2[i]*k2;</text:p>
      <text:p text:style-name="P14"><text:tab/> <text:s/>if (tmp!=0)</text:p>
      <text:p text:style-name="P14"><text:tab/><text:tab/>v3[i]=2*tmp;</text:p>
      <text:p text:style-name="P14">; <text: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tab/><text:tab/>.data</text:p>
          </table:table-cell>
          <table:table-cell table:style-name="Table1.B1" office:value-type="string">
            <text:p text:style-name="Table_20_Contents">Comments</text:p>
          </table:table-cell>
          <table:table-cell table:style-name="Table1.C1" office:value-type="string">
            <text:p text:style-name="Table_20_Contents">Clock cycles</text:p>
          </table:table-cell>
        </table:table-row>
        <table:table-row>
          <table:table-cell table:style-name="Table1.A1" office:value-type="string">
            <text:p text:style-name="Table_20_Contents">v1:<text:tab/>.double<text:tab/> “10 values”</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v2:<text:tab/>.double “10 values”</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v3:<text:tab/>.double “10 values”</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text:tab/><text:tab/>.text</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main: <text:s/>daddui r1,r0,0</text:p>
          </table:table-cell>
          <table:table-cell table:style-name="Table1.B2" office:value-type="string">
            <text:p text:style-name="Table_20_Contents">r1← pointer</text:p>
          </table:table-cell>
          <table:table-cell table:style-name="Table1.C2" office:value-type="string">
            <text:p text:style-name="P40">5</text:p>
          </table:table-cell>
        </table:table-row>
        <table:table-row>
          <table:table-cell table:style-name="Table1.A1" office:value-type="string">
            <text:p text:style-name="Table_20_Contents"><text:tab/>daddui r2,r0,10</text:p>
          </table:table-cell>
          <table:table-cell table:style-name="Table1.B2" office:value-type="string">
            <text:p text:style-name="Table_20_Contents">r2 &lt;= 10</text:p>
          </table:table-cell>
          <table:table-cell table:style-name="Table1.C2" office:value-type="string">
            <text:p text:style-name="P40">1</text:p>
          </table:table-cell>
        </table:table-row>
        <table:table-row>
          <table:table-cell table:style-name="Table1.A1" office:value-type="string">
            <text:p text:style-name="Table_20_Contents">loop: <text:s text:c="2"/>l.d <text:s/>f1,v1(r1)</text:p>
          </table:table-cell>
          <table:table-cell table:style-name="Table1.B2" office:value-type="string">
            <text:p text:style-name="Table_20_Contents">f1 &lt;= v1[i]</text:p>
          </table:table-cell>
          <table:table-cell table:style-name="Table1.C2" office:value-type="string">
            <text:p text:style-name="P40">1</text:p>
          </table:table-cell>
        </table:table-row>
        <table:table-row>
          <table:table-cell table:style-name="Table1.A1" office:value-type="string">
            <text:p text:style-name="Table_20_Contents"><text:tab/>l.d <text:s/>f2,v2(r1)</text:p>
          </table:table-cell>
          <table:table-cell table:style-name="Table1.B2" office:value-type="string">
            <text:p text:style-name="Table_20_Contents">f2 &lt;= v2[i]</text:p>
          </table:table-cell>
          <table:table-cell table:style-name="Table1.C2" office:value-type="string">
            <text:p text:style-name="P40">1</text:p>
          </table:table-cell>
        </table:table-row>
        <table:table-row>
          <table:table-cell table:style-name="Table1.A1" office:value-type="string">
            <text:p text:style-name="Table_20_Contents"><text:tab/>mul.d <text:s/>f3, f1, f10</text:p>
          </table:table-cell>
          <table:table-cell table:style-name="Table1.B2" office:value-type="string">
            <text:p text:style-name="Table_20_Contents">f3 &lt;= v1[i]*k1</text:p>
          </table:table-cell>
          <table:table-cell table:style-name="Table1.C2" office:value-type="string">
            <text:p text:style-name="P40">4</text:p>
          </table:table-cell>
        </table:table-row>
        <table:table-row>
          <table:table-cell table:style-name="Table1.A1" office:value-type="string">
            <text:p text:style-name="Table_20_Contents"><text:tab/>mul.d <text:s/>f4, f2, f11</text:p>
          </table:table-cell>
          <table:table-cell table:style-name="Table1.B2" office:value-type="string">
            <text:p text:style-name="Table_20_Contents">f4 &lt;= v2[i]*k2</text:p>
          </table:table-cell>
          <table:table-cell table:style-name="Table1.C2" office:value-type="string">
            <text:p text:style-name="P40">1</text:p>
          </table:table-cell>
        </table:table-row>
        <table:table-row>
          <table:table-cell table:style-name="Table1.A1" office:value-type="string">
            <text:p text:style-name="Table_20_Contents"><text:tab/>add.d f5, f3, f4</text:p>
          </table:table-cell>
          <table:table-cell table:style-name="Table1.B2" office:value-type="string">
            <text:p text:style-name="Table_20_Contents">f5 &lt;= v1[i]*k1 + v2[i]*k2</text:p>
          </table:table-cell>
          <table:table-cell table:style-name="Table1.C2" office:value-type="string">
            <text:p text:style-name="P40">3</text:p>
          </table:table-cell>
        </table:table-row>
        <table:table-row>
          <table:table-cell table:style-name="Table1.A1" office:value-type="string">
            <text:p text:style-name="Table_20_Contents"><text:tab/>beq f5, l1</text:p>
          </table:table-cell>
          <table:table-cell table:style-name="Table1.B2" office:value-type="string">
            <text:p text:style-name="Table_20_Contents">if( f5==0) goto l1</text:p>
          </table:table-cell>
          <table:table-cell table:style-name="Table1.C2" office:value-type="string">
            <text:p text:style-name="P40">2</text:p>
          </table:table-cell>
        </table:table-row>
        <table:table-row>
          <table:table-cell table:style-name="Table1.A1" office:value-type="string">
            <text:p text:style-name="Table_20_Contents"><text:tab/>add.d f5, f5, f5</text:p>
          </table:table-cell>
          <table:table-cell table:style-name="Table1.B2" office:value-type="string">
            <text:p text:style-name="Table_20_Contents">f5 &lt;= f5+f5</text:p>
          </table:table-cell>
          <table:table-cell table:style-name="Table1.C2" office:value-type="string">
            <text:p text:style-name="P40">3</text:p>
          </table:table-cell>
        </table:table-row>
        <table:table-row>
          <table:table-cell table:style-name="Table1.A1" office:value-type="string">
            <text:p text:style-name="Table_20_Contents">l1: <text:s text:c="6"/>s.d <text:s/>f5,v3(r1)</text:p>
          </table:table-cell>
          <table:table-cell table:style-name="Table1.B2" office:value-type="string">
            <text:p text:style-name="Table_20_Contents">v3[i] &lt;= f5</text:p>
          </table:table-cell>
          <table:table-cell table:style-name="Table1.C2" office:value-type="string">
            <text:p text:style-name="P40">1</text:p>
          </table:table-cell>
        </table:table-row>
        <table:table-row>
          <table:table-cell table:style-name="Table1.A1" office:value-type="string">
            <text:p text:style-name="Table_20_Contents"><text:tab/>daddui <text:s/>r1,r1,8</text:p>
          </table:table-cell>
          <table:table-cell table:style-name="Table1.B2" office:value-type="string">
            <text:p text:style-name="Table_20_Contents">r1 &lt;= r1 + 8</text:p>
          </table:table-cell>
          <table:table-cell table:style-name="Table1.C2" office:value-type="string">
            <text:p text:style-name="P40">1</text:p>
          </table:table-cell>
        </table:table-row>
        <table:table-row>
          <table:table-cell table:style-name="Table1.A1" office:value-type="string">
            <text:p text:style-name="Table_20_Contents"><text:tab/>daddi <text:s/>r2,r2,-1</text:p>
          </table:table-cell>
          <table:table-cell table:style-name="Table1.B2" office:value-type="string">
            <text:p text:style-name="Table_20_Contents">r2 &lt;= r2 - 1 <text:s/></text:p>
          </table:table-cell>
          <table:table-cell table:style-name="Table1.C2" office:value-type="string">
            <text:p text:style-name="P40">1</text:p>
          </table:table-cell>
        </table:table-row>
        <table:table-row>
          <table:table-cell table:style-name="Table1.A1" office:value-type="string">
            <text:p text:style-name="Table_20_Contents"><text:tab/>bnez <text:s/>r2,loop</text:p>
          </table:table-cell>
          <table:table-cell table:style-name="Table1.B2" office:value-type="string">
            <text:p text:style-name="Table_20_Contents"/>
          </table:table-cell>
          <table:table-cell table:style-name="Table1.C2" office:value-type="string">
            <text:p text:style-name="P40">2</text:p>
          </table:table-cell>
        </table:table-row>
        <table:table-row>
          <table:table-cell table:style-name="Table1.A1" office:value-type="string">
            <text:p text:style-name="Table_20_Contents"><text:tab/>halt</text:p>
          </table:table-cell>
          <table:table-cell table:style-name="Table1.B2" office:value-type="string">
            <text:p text:style-name="Table_20_Contents"/>
          </table:table-cell>
          <table:table-cell table:style-name="Table1.C2" office:value-type="string">
            <text:p text:style-name="P40">1</text:p>
          </table:table-cell>
        </table:table-row>
        <table:table-row>
          <table:table-cell table:style-name="Table1.A1" office:value-type="string">
            <text:p text:style-name="Table_20_Contents"><text:tab/><text:tab/><text:tab/><text:tab/>total</text:p>
          </table:table-cell>
          <table:table-cell table:style-name="Table1.B2" office:value-type="string">
            <text:p text:style-name="Table_20_Contents"/>
          </table:table-cell>
          <table:table-cell table:style-name="Table1.C2" office:value-type="string">
            <text:p text:style-name="P40">206</text:p>
          </table:table-cell>
        </table:table-row>
      </table:table>
      <text:p text:style-name="P10"/>
      <table:table table:name="Table2" table:style-name="Table2">
        <table:table-column table:style-name="Table2.A"/>
        <table:table-column table:style-name="Table2.B" table:number-columns-repeated="27"/>
        <table:table-column table:style-name="Table2.c"/>
        <text:soft-page-break/>
        <table:table-row>
          <table:table-cell table:style-name="Table2.A1" office:value-type="string">
            <text:p text:style-name="P26">main: <text:s/>daddui r1,r0,0 <text:s text:c="11"/></text:p>
          </table:table-cell>
          <table:table-cell table:style-name="Table2.A1" office:value-type="string">
            <text:p text:style-name="P38">F</text:p>
          </table:table-cell>
          <table:table-cell table:style-name="Table2.A1" office:value-type="string">
            <text:p text:style-name="P38">D</text:p>
          </table:table-cell>
          <table:table-cell table:style-name="Table2.A1" office:value-type="string">
            <text:p text:style-name="P38">E</text:p>
          </table:table-cell>
          <table:table-cell table:style-name="Table2.A1" office:value-type="string">
            <text:p text:style-name="P38">M</text:p>
          </table:table-cell>
          <table:table-cell table:style-name="Table2.A1" office:value-type="string">
            <text:p text:style-name="P38">W</text:p>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c1" office:value-type="string">
            <text:p text:style-name="P39">5</text:p>
          </table:table-cell>
        </table:table-row>
        <table:table-row>
          <table:table-cell table:style-name="Table2.A2" office:value-type="string">
            <text:p text:style-name="P26"><text:tab/>daddui r2,r0,10</text:p>
          </table:table-cell>
          <table:table-cell table:style-name="Table2.A2" office:value-type="string">
            <text:p text:style-name="P26"/>
          </table:table-cell>
          <table:table-cell table:style-name="Table2.A2" office:value-type="string">
            <text:p text:style-name="P38">F</text:p>
          </table:table-cell>
          <table:table-cell table:style-name="Table2.A2" office:value-type="string">
            <text:p text:style-name="P38">D</text:p>
          </table:table-cell>
          <table:table-cell table:style-name="Table2.A2" office:value-type="string">
            <text:p text:style-name="P38">E</text:p>
          </table:table-cell>
          <table:table-cell table:style-name="Table2.A2" office:value-type="string">
            <text:p text:style-name="P38">M</text:p>
          </table:table-cell>
          <table:table-cell table:style-name="Table2.A2" office:value-type="string">
            <text:p text:style-name="P38">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39">1</text:p>
          </table:table-cell>
        </table:table-row>
        <table:table-row>
          <table:table-cell table:style-name="Table2.A2" office:value-type="string">
            <text:p text:style-name="P26">loop: <text:s text:c="2"/>l.d <text:s/>f1,v1(r1)</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8">F</text:p>
          </table:table-cell>
          <table:table-cell table:style-name="Table2.A2" office:value-type="string">
            <text:p text:style-name="P38">D</text:p>
          </table:table-cell>
          <table:table-cell table:style-name="Table2.A2" office:value-type="string">
            <text:p text:style-name="P38">E</text:p>
          </table:table-cell>
          <table:table-cell table:style-name="Table2.A2" office:value-type="string">
            <text:p text:style-name="P38">M</text:p>
          </table:table-cell>
          <table:table-cell table:style-name="Table2.A2" office:value-type="string">
            <text:p text:style-name="P38">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39">1</text:p>
          </table:table-cell>
        </table:table-row>
        <table:table-row>
          <table:table-cell table:style-name="Table2.A2" office:value-type="string">
            <text:p text:style-name="P26"><text:tab/>l.d <text:s/>f2,v2(r1)</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8">F</text:p>
          </table:table-cell>
          <table:table-cell table:style-name="Table2.A2" office:value-type="string">
            <text:p text:style-name="P38">D</text:p>
          </table:table-cell>
          <table:table-cell table:style-name="Table2.A2" office:value-type="string">
            <text:p text:style-name="P38">E</text:p>
          </table:table-cell>
          <table:table-cell table:style-name="Table2.A2" office:value-type="string">
            <text:p text:style-name="P38">M</text:p>
          </table:table-cell>
          <table:table-cell table:style-name="Table2.A2" office:value-type="string">
            <text:p text:style-name="P38">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39">1</text:p>
          </table:table-cell>
        </table:table-row>
        <table:table-row>
          <table:table-cell table:style-name="Table2.A2" office:value-type="string">
            <text:p text:style-name="P26"><text:tab/>mul.d <text:s/>f3, f1, f10</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8">F</text:p>
          </table:table-cell>
          <table:table-cell table:style-name="Table2.A2" office:value-type="string">
            <text:p text:style-name="P38">D</text:p>
          </table:table-cell>
          <table:table-cell table:style-name="Table2.A2" office:value-type="string">
            <text:p text:style-name="P38">m</text:p>
          </table:table-cell>
          <table:table-cell table:style-name="Table2.A2" office:value-type="string">
            <text:p text:style-name="P38">m</text:p>
          </table:table-cell>
          <table:table-cell table:style-name="Table2.A2" office:value-type="string">
            <text:p text:style-name="P38">m</text:p>
          </table:table-cell>
          <table:table-cell table:style-name="Table2.A2" office:value-type="string">
            <text:p text:style-name="P38">m</text:p>
          </table:table-cell>
          <table:table-cell table:style-name="Table2.A2" office:value-type="string">
            <text:p text:style-name="P38">M</text:p>
          </table:table-cell>
          <table:table-cell table:style-name="Table2.A2" office:value-type="string">
            <text:p text:style-name="P38">W</text:p>
          </table:table-cell>
          <table:table-cell table:style-name="Table2.A2" office:value-type="string">
            <text:p text:style-name="P38"/>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39">4</text:p>
          </table:table-cell>
        </table:table-row>
        <table:table-row>
          <table:table-cell table:style-name="Table2.A2" office:value-type="string">
            <text:p text:style-name="P26"><text:tab/>mul.d <text:s/>f4, f2, f11</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8">F</text:p>
          </table:table-cell>
          <table:table-cell table:style-name="Table2.A2" office:value-type="string">
            <text:p text:style-name="P38">D</text:p>
          </table:table-cell>
          <table:table-cell table:style-name="Table2.A2" office:value-type="string">
            <text:p text:style-name="P38">m</text:p>
          </table:table-cell>
          <table:table-cell table:style-name="Table2.A2" office:value-type="string">
            <text:p text:style-name="P38">m</text:p>
          </table:table-cell>
          <table:table-cell table:style-name="Table2.A2" office:value-type="string">
            <text:p text:style-name="P38">m</text:p>
          </table:table-cell>
          <table:table-cell table:style-name="Table2.A2" office:value-type="string">
            <text:p text:style-name="P38">m</text:p>
          </table:table-cell>
          <table:table-cell table:style-name="Table2.A2" office:value-type="string">
            <text:p text:style-name="P38">M</text:p>
          </table:table-cell>
          <table:table-cell table:style-name="Table2.A2" office:value-type="string">
            <text:p text:style-name="P38">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39">1</text:p>
          </table:table-cell>
        </table:table-row>
        <table:table-row>
          <table:table-cell table:style-name="Table2.A2" office:value-type="string">
            <text:p text:style-name="P26"><text:tab/>add.d f5, f3, f4 </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8">F</text:p>
          </table:table-cell>
          <table:table-cell table:style-name="Table2.A2" office:value-type="string">
            <text:p text:style-name="P38">D</text:p>
          </table:table-cell>
          <table:table-cell table:style-name="Table2.A2" office:value-type="string">
            <text:p text:style-name="P38">S</text:p>
          </table:table-cell>
          <table:table-cell table:style-name="Table2.A2" office:value-type="string">
            <text:p text:style-name="P38">S</text:p>
          </table:table-cell>
          <table:table-cell table:style-name="Table2.A2" office:value-type="string">
            <text:p text:style-name="P38">S</text:p>
          </table:table-cell>
          <table:table-cell table:style-name="Table2.A2" office:value-type="string">
            <text:p text:style-name="P26"><text:span text:style-name="T17">S</text:span></text:p>
          </table:table-cell>
          <table:table-cell table:style-name="Table2.A2" office:value-type="string">
            <text:p text:style-name="P38">a</text:p>
          </table:table-cell>
          <table:table-cell table:style-name="Table2.A2" office:value-type="string">
            <text:p text:style-name="P38">a</text:p>
          </table:table-cell>
          <table:table-cell table:style-name="Table2.A2" office:value-type="string">
            <text:p text:style-name="P38">M</text:p>
          </table:table-cell>
          <table:table-cell table:style-name="Table2.A2" office:value-type="string">
            <text:p text:style-name="P38">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39">3</text:p>
          </table:table-cell>
        </table:table-row>
        <table:table-row>
          <table:table-cell table:style-name="Table2.A2" office:value-type="string">
            <text:p text:style-name="P26"><text:tab/>beq f5, l1</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8">F</text:p>
          </table:table-cell>
          <table:table-cell table:style-name="Table2.A2" office:value-type="string">
            <text:p text:style-name="P38">S</text:p>
          </table:table-cell>
          <table:table-cell table:style-name="Table2.A2" office:value-type="string">
            <text:p text:style-name="P38">S</text:p>
          </table:table-cell>
          <table:table-cell table:style-name="Table2.A2" office:value-type="string">
            <text:p text:style-name="P38">S</text:p>
          </table:table-cell>
          <table:table-cell table:style-name="Table2.A2" office:value-type="string">
            <text:p text:style-name="P38">S</text:p>
          </table:table-cell>
          <table:table-cell table:style-name="Table2.A2" office:value-type="string">
            <text:p text:style-name="P38">D</text:p>
          </table:table-cell>
          <table:table-cell table:style-name="Table2.A2" office:value-type="string">
            <text:p text:style-name="P38">S</text:p>
          </table:table-cell>
          <table:table-cell table:style-name="Table2.A2" office:value-type="string">
            <text:p text:style-name="P38">S</text:p>
          </table:table-cell>
          <table:table-cell table:style-name="Table2.A2" office:value-type="string">
            <text:p text:style-name="P38">E</text:p>
          </table:table-cell>
          <table:table-cell table:style-name="Table2.A2" office:value-type="string">
            <text:p text:style-name="P38">M</text:p>
          </table:table-cell>
          <table:table-cell table:style-name="Table2.A2" office:value-type="string">
            <text:p text:style-name="P38">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39">2</text:p>
          </table:table-cell>
        </table:table-row>
        <table:table-row>
          <table:table-cell table:style-name="Table2.A2" office:value-type="string">
            <text:p text:style-name="P26"><text:tab/>add.d f5, f5, f5</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8">F</text:p>
          </table:table-cell>
          <table:table-cell table:style-name="Table2.A2" office:value-type="string">
            <text:p text:style-name="P38">S</text:p>
          </table:table-cell>
          <table:table-cell table:style-name="Table2.A2" office:value-type="string">
            <text:p text:style-name="P38">S</text:p>
          </table:table-cell>
          <table:table-cell table:style-name="Table2.A2" office:value-type="string">
            <text:p text:style-name="P38">D</text:p>
          </table:table-cell>
          <table:table-cell table:style-name="Table2.A2" office:value-type="string">
            <text:p text:style-name="P38">S</text:p>
          </table:table-cell>
          <table:table-cell table:style-name="Table2.A2" office:value-type="string">
            <text:p text:style-name="P38">a</text:p>
          </table:table-cell>
          <table:table-cell table:style-name="Table2.A2" office:value-type="string">
            <text:p text:style-name="P38">a</text:p>
          </table:table-cell>
          <table:table-cell table:style-name="Table2.A2" office:value-type="string">
            <text:p text:style-name="P38">M</text:p>
          </table:table-cell>
          <table:table-cell table:style-name="Table2.A2" office:value-type="string">
            <text:p text:style-name="P38">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39">3</text:p>
          </table:table-cell>
        </table:table-row>
        <table:table-row>
          <table:table-cell table:style-name="Table2.A2" office:value-type="string">
            <text:p text:style-name="P26">l1: <text:s text:c="6"/>s.d <text:s/>f5,v3(r1)</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8">F</text:p>
          </table:table-cell>
          <table:table-cell table:style-name="Table2.A2" office:value-type="string">
            <text:p text:style-name="P38">S</text:p>
          </table:table-cell>
          <table:table-cell table:style-name="Table2.A2" office:value-type="string">
            <text:p text:style-name="P38">D</text:p>
          </table:table-cell>
          <table:table-cell table:style-name="Table2.A2" office:value-type="string">
            <text:p text:style-name="P38">S</text:p>
          </table:table-cell>
          <table:table-cell table:style-name="Table2.A2" office:value-type="string">
            <text:p text:style-name="P38">E</text:p>
          </table:table-cell>
          <table:table-cell table:style-name="Table2.A2" office:value-type="string">
            <text:p text:style-name="P38">M</text:p>
          </table:table-cell>
          <table:table-cell table:style-name="Table2.A2" office:value-type="string">
            <text:p text:style-name="P38">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39">1</text:p>
          </table:table-cell>
        </table:table-row>
        <table:table-row>
          <table:table-cell table:style-name="Table2.A2" office:value-type="string">
            <text:p text:style-name="P26"><text:tab/>daddui <text:s/>r1,r1,8</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8">F</text:p>
          </table:table-cell>
          <table:table-cell table:style-name="Table2.A2" office:value-type="string">
            <text:p text:style-name="P38">S</text:p>
          </table:table-cell>
          <table:table-cell table:style-name="Table2.A2" office:value-type="string">
            <text:p text:style-name="P38">D</text:p>
          </table:table-cell>
          <table:table-cell table:style-name="Table2.A2" office:value-type="string">
            <text:p text:style-name="P38">E</text:p>
          </table:table-cell>
          <table:table-cell table:style-name="Table2.A2" office:value-type="string">
            <text:p text:style-name="P38">M</text:p>
          </table:table-cell>
          <table:table-cell table:style-name="Table2.A2" office:value-type="string">
            <text:p text:style-name="P38">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39">1</text:p>
          </table:table-cell>
        </table:table-row>
        <table:table-row>
          <table:table-cell table:style-name="Table2.A2" office:value-type="string">
            <text:p text:style-name="P26"><text:tab/>daddi <text:s/>r2,r2,-1</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8">F</text:p>
          </table:table-cell>
          <table:table-cell table:style-name="Table2.A2" office:value-type="string">
            <text:p text:style-name="P38">D</text:p>
          </table:table-cell>
          <table:table-cell table:style-name="Table2.A2" office:value-type="string">
            <text:p text:style-name="P38">E</text:p>
          </table:table-cell>
          <table:table-cell table:style-name="Table2.A2" office:value-type="string">
            <text:p text:style-name="P38">M</text:p>
          </table:table-cell>
          <table:table-cell table:style-name="Table2.A2" office:value-type="string">
            <text:p text:style-name="P38">W</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c2" office:value-type="string">
            <text:p text:style-name="P39">1</text:p>
          </table:table-cell>
        </table:table-row>
        <table:table-row>
          <table:table-cell table:style-name="Table2.A2" office:value-type="string">
            <text:p text:style-name="P26"><text:tab/>bnez <text:s/>r2,loop</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8">F</text:p>
          </table:table-cell>
          <table:table-cell table:style-name="Table2.A2" office:value-type="string">
            <text:p text:style-name="P38">D</text:p>
          </table:table-cell>
          <table:table-cell table:style-name="Table2.A2" office:value-type="string">
            <text:p text:style-name="P38">S</text:p>
          </table:table-cell>
          <table:table-cell table:style-name="Table2.A2" office:value-type="string">
            <text:p text:style-name="P38">E</text:p>
          </table:table-cell>
          <table:table-cell table:style-name="Table2.A2" office:value-type="string">
            <text:p text:style-name="P38">M</text:p>
          </table:table-cell>
          <table:table-cell table:style-name="Table2.A2" office:value-type="string">
            <text:p text:style-name="P38">W</text:p>
          </table:table-cell>
          <table:table-cell table:style-name="Table2.A2" office:value-type="string">
            <text:p text:style-name="P26"/>
          </table:table-cell>
          <table:table-cell table:style-name="Table2.c2" office:value-type="string">
            <text:p text:style-name="P39">2</text:p>
          </table:table-cell>
        </table:table-row>
        <table:table-row>
          <table:table-cell table:style-name="Table2.A2" office:value-type="string">
            <text:p text:style-name="P26"><text:tab/>halt</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38">F</text:p>
          </table:table-cell>
          <table:table-cell table:style-name="Table2.A2" office:value-type="string">
            <text:p text:style-name="P38">S</text:p>
          </table:table-cell>
          <table:table-cell table:style-name="Table2.A2" office:value-type="string">
            <text:p text:style-name="P38">D</text:p>
          </table:table-cell>
          <table:table-cell table:style-name="Table2.A2" office:value-type="string">
            <text:p text:style-name="P38">E</text:p>
          </table:table-cell>
          <table:table-cell table:style-name="Table2.A2" office:value-type="string">
            <text:p text:style-name="P38">M</text:p>
          </table:table-cell>
          <table:table-cell table:style-name="Table2.A2" office:value-type="string">
            <text:p text:style-name="P38">W</text:p>
          </table:table-cell>
          <table:table-cell table:style-name="Table2.c2" office:value-type="string">
            <text:p text:style-name="P39">1</text:p>
          </table:table-cell>
        </table:table-row>
      </table:table>
      <text:p text:style-name="P10"/>
      <text:p text:style-name="P24">Question 3 (8 points)</text:p>
      <text:p text:style-name="P4"/>
      <text:p text:style-name="P4">In the fixed-point representation, a fixed number of digits is used to represent the fractional part of a number. Example of fixed-point number with 8 fractional digits: 101.10011101. The corresponding decimal value is 1 * 2<text:span text:style-name="T4">2</text:span> + 0 * 2<text:span text:style-name="T4">1</text:span> + 1 * 2<text:span text:style-name="T4">0</text:span> + 1 * 2<text:span text:style-name="T4">-1</text:span> + 0 * 2<text:span text:style-name="T4">-2</text:span> + 0 * 2<text:span text:style-name="T4">-3</text:span> +1 * 2<text:span text:style-name="T4">-4</text:span> + 1 * 2<text:span text:style-name="T4">-5</text:span> +1 * 2<text:span text:style-name="T4">-6</text:span> + 0 * 2<text:span text:style-name="T4">-7</text:span> + 1 * 2<text:span text:style-name="T4">-8</text:span> = 4 + 0 + 1 + 0.5 + 0 + 0 + 0.0625 + 0.03125 + 0.015625 + 0 + 0.00390625 = 5.61328125</text:p>
      <text:p text:style-name="P4"/>
      <text:p text:style-name="P4">Write the <text:span text:style-name="T1">computeG</text:span> subroutine in ARM assembly language, which computes the following function: <text:span text:style-name="T13">g</text:span>(<text:span text:style-name="T13">x</text:span>, <text:span text:style-name="T13">y</text:span>) = <text:span text:style-name="T13">x</text:span>(3 – <text:span text:style-name="T13">y * x</text:span><text:span text:style-name="T5">2</text:span>) / 2.</text:p>
      <text:p text:style-name="P4">The subroutine receives in input:</text:p>
      <text:list xml:id="list1619441121" text:style-name="L5">
        <text:list-item>
          <text:p text:style-name="P32"><text:span text:style-name="T13">x</text:span>: a 32-bit value <text:span text:style-name="T6">which represents an unsigned fixed-point number</text:span></text:p>
        </text:list-item>
        <text:list-item>
          <text:p text:style-name="P32"><text:span text:style-name="T13">n</text:span>: the number of fractional digits in<text:span text:style-name="T6"> </text:span><text:span text:style-name="T13">x</text:span></text:p>
        </text:list-item>
        <text:list-item>
          <text:p text:style-name="P32"><text:span text:style-name="T13">y</text:span>: a 32-bit value <text:span text:style-name="T6">which represents another unsigned fixed-point number</text:span></text:p>
        </text:list-item>
        <text:list-item>
          <text:p text:style-name="P32"><text:span text:style-name="T13">m</text:span><text:span text:style-name="T6">: the number of fractional digits in </text:span><text:span text:style-name="T13">y</text:span></text:p>
        </text:list-item>
      </text:list>
      <text:p text:style-name="P11"/>
      <text:p text:style-name="P4"><text:span text:style-name="T6">The subroutine returns </text:span><text:span text:style-name="T13">g</text:span><text:span text:style-name="T6">(</text:span><text:span text:style-name="T13">x</text:span><text:span text:style-name="T6">, </text:span><text:span text:style-name="T13">y</text:span><text:span text:style-name="T6">), with a number of fractional digits equal to max(</text:span><text:span text:style-name="T13">n</text:span><text:span text:style-name="T6">, </text:span><text:span text:style-name="T13">m</text:span><text:span text:style-name="T6">).</text:span></text:p>
      <text:p text:style-name="P11"/>
      <text:p text:style-name="P4"><text:span text:style-name="T6">Before multiplying two operands (in every multiplication), you have to remove not significant digits (i.e., the trailing zeros after the decimal point) in both operands, and update their number of fractional digits consequently. Then, the result of the multiplication between two fixed-point numbers is computed as the integer product of their underlying integers. The number of fractional digits of the result is the sum of the number of fractional digits of the operands.</text:span></text:p>
      <text:p text:style-name="P11"/>
      <text:p text:style-name="P11">In order to subtract two fixed-point numbers, they must have the same number of fractional digits. If the number of fractional digits is different, the fixed-point number with few fractional digits must be shifted left by a proper number of positions.</text:p>
      <text:p text:style-name="P11"/>
      <text:p text:style-name="P11">It is suggested to implement the division by 2 with a right shift.</text:p>
      <text:p text:style-name="P11"/>
      <text:p text:style-name="P4">Example: <text:span text:style-name="T13">x</text:span> = 0.10, <text:span text:style-name="T13">n</text:span> = 2, <text:span text:style-name="T13">y</text:span> = 101.00100, <text:span text:style-name="T13">m</text:span> = 5. </text:p>
      <text:p text:style-name="P4">The '.' separating integer and fractional digits is shown only for the sake of clarity.</text:p>
      <text:p text:style-name="P12"/>
      <text:p text:style-name="P4">After the removal of not significant digits, <text:span text:style-name="T13">x</text:span> = 0.1, <text:span text:style-name="T13">n'</text:span> = 1</text:p>
      <text:p text:style-name="P4"><text:span text:style-name="T13">x</text:span><text:span text:style-name="T5">2 </text:span>= 0.01, with <text:span text:style-name="T13">p</text:span> = <text:span text:style-name="T13">n'</text:span> + <text:span text:style-name="T13">n'</text:span> = 2 fractional digits</text:p>
      <text:p text:style-name="P4"/>
      <text:p text:style-name="P4">After the removal of not significant digits, <text:span text:style-name="T13">y</text:span> = 101.001, <text:span text:style-name="T13">m'</text:span> = 3</text:p>
      <text:p text:style-name="P4"><text:span text:style-name="T13">y * x</text:span><text:span text:style-name="T5">2 </text:span>= 1.01001, with <text:span text:style-name="T13">q</text:span> = <text:span text:style-name="T13">p</text:span> + <text:span text:style-name="T13">m'</text:span> = 5 fractional digits</text:p>
      <text:p text:style-name="P4"/>
      <text:p text:style-name="P4">The value 3 with <text:span text:style-name="T13">q</text:span> = 5 fractional digits is 11.00000</text:p>
      <text:p text:style-name="P4">3 – <text:span text:style-name="T13">y * x</text:span><text:span text:style-name="T5">2</text:span><text:span text:style-name="T15">= 1.10111 <text:s/></text:span></text:p>
      <text:p text:style-name="P13"/>
      <text:p text:style-name="P4"><text:span text:style-name="T14">x</text:span><text:span text:style-name="T15">(3 – </text:span><text:span text:style-name="T14">y * x</text:span><text:span text:style-name="T5">2</text:span><text:span text:style-name="T15">) = 0.1 * <text:s/>1.10111 = 0.110111 with </text:span><text:span text:style-name="T14">r</text:span><text:span text:style-name="T15"> = </text:span><text:span text:style-name="T14">q</text:span><text:span text:style-name="T15"> + </text:span><text:span text:style-name="T14">n</text:span><text:span text:style-name="T15">' = 6 fractional digits</text:span></text:p>
      <text:p text:style-name="P13"/>
      <text:p text:style-name="P4"><text:span text:style-name="T14">x</text:span><text:span text:style-name="T15">(3 – </text:span><text:span text:style-name="T14">y * x</text:span><text:span text:style-name="T5">2</text:span><text:span text:style-name="T15">) / 2 = <text:s/>0.011011 with </text:span><text:span text:style-name="T14">r</text:span><text:span text:style-name="T15"> = 6 fractional digits</text:span></text:p>
      <text:p text:style-name="P13"/>
      <text:p text:style-name="P4"><text:span text:style-name="T15">max(</text:span><text:span text:style-name="T14">n</text:span><text:span text:style-name="T15">, </text:span><text:span text:style-name="T14">m</text:span><text:span text:style-name="T15">) = 5, so the subroutine returns 0.01101</text:span></text:p>
      <text:p text:style-name="P9"/>
      <text:p text:style-name="P4"/>
      <text:p text:style-name="P4"/>
      <text:p text:style-name="P4"><text:soft-page-break/>Important notes:</text:p>
      <text:list xml:id="list1342728967" text:style-name="L6">
        <text:list-item>
          <text:p text:style-name="P41">Create a new project with Keil inside the “ARM” directory and write your code there.</text:p>
        </text:list-item>
        <text:list-item>
          <text:p text:style-name="P42">The assembly subroutine must comply with the ARM Architecture Procedure Call Standard (AAPCS) standard (about parameter passing, returned value, callee-saved registers).</text:p>
        </text:list-item>
        <text:list-item>
          <text:p text:style-name="P42">Click on the following links to open web pages with the ARM instruction set</text:p>
          <text:p text:style-name="P43"><text:a xlink:type="simple" xlink:href="http://www.keil.com/support/man/docs/armasm" office:target-frame-name="_blank" xlink:show="new" text:style-name="Internet_20_link" text:visited-style-name="Visited_20_Internet_20_Link"><text:span text:style-name="T7">http://www.keil.com/support/man/docs/armasm</text:span></text:a></text:p>
          <text:p text:style-name="P43"><text:a xlink:type="simple" xlink:href="https://developer.arm.com/documentation/ddi0337/e/Introduction/Instruction-set-summary?lang=en" text:style-name="Internet_20_link" text:visited-style-name="Visited_20_Internet_20_Link"><text:span text:style-name="T7">https://developer.arm.com/documentation/ddi0337/e/Introduction/Instruction-set-summary?lang=en</text:span></text:a></text:p>
        </text:list-item>
        <text:list-item>
          <text:p text:style-name="P42">You can convert fixed-point numbers from/to base 2 and 10 at this link:</text:p>
          <text:p text:style-name="P42"><text:a xlink:type="simple" xlink:href="https://www.exploringbinary.com/binary-converter/" text:style-name="Internet_20_link" text:visited-style-name="Visited_20_Internet_20_Link">https://www.exploringbinary.com/binary-converter/</text:a> </text:p>
        </text:list-item>
      </text:list>
      <text:p text:style-name="P15"/>
      <text:p text:style-name="P16"/>
      <text:p text:style-name="P20">Question 4 (5 points)</text:p>
      <text:p text:style-name="P17">The subroutine developed in the previous exercise can be called iteratively to compute the inverse of the square root of a number <text:span text:style-name="T13">y</text:span>. In this exercise, we want to compute the inverse of the square root of <text:span text:style-name="T13">y</text:span> = 3.</text:p>
      <text:list xml:id="list2144663930" text:style-name="L7">
        <text:list-item>
          <text:p text:style-name="P44"><text:span text:style-name="T8">In a data area, allocate space for:<text:line-break/>- </text:span><text:span text:style-name="T9">numIteration</text:span><text:span text:style-name="T8">: a 32-bit variable<text:line-break/>- </text:span><text:span text:style-name="T9">arrayG</text:span><text:span text:style-name="T8">: an array of 10 elements; each element is a word (32 bits)<text:line-break/><text:line-break/>Inizialize </text:span><text:span text:style-name="T9">numIteration</text:span><text:span text:style-name="T10"> to 0 and the first element of </text:span><text:span text:style-name="T9">arrayF </text:span><text:span text:style-name="T10">to 2</text:span><text:span text:style-name="T12">-4</text:span><text:span text:style-name="T10">, to be represented as a fixed-point value with 10 fractional digits. The other elements are not initialized.</text:span></text:p>
        </text:list-item>
        <text:list-item>
          <text:p text:style-name="P44"><text:span text:style-name="T10">In the Reset_Handler, configure the SYSTICK timer in order to generate an interrupt every 2</text:span><text:span text:style-name="T12">20</text:span><text:span text:style-name="T10"> clock cycles. Then, enter in an infinite loop.<text:line-break/><text:line-break/>The SYSTICK timer is configured by means of the following registers:<text:line-break/>- Control and Status Register: size 32 bits, address 0xE000E010<text:line-break/>- Reload Value Register: size 24 bits, address 0xE000E014<text:line-break/>- Current Value Register: 24 bits, address 0xE000E018<text:line-break/><text:line-break/>The meaning of the bits in the Control and Status Register is as follows:<text:line-break/>- Bit 16 (read-only): it is read as 1 if the counter reaches 0 since last time this register is read; it is cleared to 0 when read or when the current counter value is cleared<text:line-break/>- Bit 2 (read/write): if 1, the processor free running clock is used; if 0, an external reference clock is used<text:line-break/>- Bit 1 (read/write): if 1, an interrupt is generated when the timer reaches 0; if 0, the interrupt is not generated<text:line-break/>- Bit 0 (read/write): if 1, SYSTICK timer is enabled; if 0, SYSTICK timer is disabled.<text:line-break/><text:line-break/>The Reload Value Register stores the value to reload when the timer reaches 0.<text:line-break/>The Current Value Register stores the current value of the timer. Writing any number clears its content.</text:span></text:p>
        </text:list-item>
        <text:list-item>
          <text:p text:style-name="P44"><text:span text:style-name="T10">In the handler of the SYSTICK timer, read the value of </text:span><text:span text:style-name="T9">numIteration</text:span><text:span text:style-name="T10"> stored in memory. It counts the number of times the </text:span><text:span text:style-name="T11">computeG</text:span><text:span text:style-name="T10"> subroutine has been called so far. Get the value </text:span><text:span text:style-name="T9">k</text:span><text:span text:style-name="T10"> of the element of </text:span><text:span text:style-name="T9">arrayG </text:span><text:span text:style-name="T10">at position </text:span><text:span text:style-name="T9">numIteration</text:span><text:span text:style-name="T10">. Call the </text:span><text:span text:style-name="T11">computeG</text:span><text:span text:style-name="T10"> subroutine with the following parameters: </text:span><text:span text:style-name="T9">x</text:span><text:span text:style-name="T10"> = </text:span><text:span text:style-name="T9">k</text:span><text:span text:style-name="T10">, </text:span><text:span text:style-name="T9">n</text:span><text:span text:style-name="T10"> = 10, </text:span><text:span text:style-name="T9">y</text:span><text:span text:style-name="T10"> = 3, </text:span><text:span text:style-name="T9">m</text:span><text:span text:style-name="T10"> = 0.<text:line-break/>Increment </text:span><text:span text:style-name="T9">numIteration</text:span><text:span text:style-name="T10"> by 1 and save the new result in memory.<text:line-break/>Get the value returned by </text:span><text:span text:style-name="T11">computeG</text:span><text:span text:style-name="T10"> and save it in </text:span><text:span text:style-name="T9">arrayG </text:span><text:span text:style-name="T10">at position </text:span><text:span text:style-name="T9">numIteration</text:span><text:span text:style-name="T10"> (after the increment, this is the first empty element of the array).<text:line-break/>Note that the </text:span><text:span text:style-name="T11">computeG</text:span><text:span text:style-name="T10"> subroutine has to be called 10 times (at 10 different SYSTICK timer interrupts) because this is the lenght of </text:span><text:span text:style-name="T9">arrayG</text:span><text:span text:style-name="T10">. At the end, the last element of </text:span><text:span text:style-name="T9">arrayG </text:span><text:span text:style-name="T10">stores the best approximation of the inverse of the square root of 3.</text:span></text:p>
        </text:list-item>
      </text:list>
      <text:p text:style-name="P27"/>
      <text:p text:style-name="P24">Question 5 (6 points)</text:p>
      <text:p text:style-name="P4"/>
      <text:p text:style-name="P18">Given a 4 x 3 matrix of bytes SOURCE representing two's complement numbers on 8 bits each one, write an 8086 assembly program which changes the sign of each element and transposes the matrix, i.e. reverses the columns and rows from SOURCE to DESTINATION, i.e.:</text:p>
      <text:p text:style-name="P18">DESTINATION (i, j) = - SOURCE (j,i) </text:p>
      <text:list xml:id="list4219487228" text:style-name="L8">
        <text:list-item>
          <text:p text:style-name="P45">SOURCE has 4 rows and 3 columns and the transposed DESTINATION has 3 rows and 4 columns</text:p>
        </text:list-item>
        <text:list-item>
          <text:p text:style-name="P45">Both SOURCE and DESTINATION are "cut" by columns to be mapped to the 8086 data memory</text:p>
        </text:list-item>
        <text:list-item>
          <text:p text:style-name="P45">It is known in advance that the absolute value of each element of SOURCE does not exceed 120</text:p>
        </text:list-item>
        <text:list-item>
          <text:p text:style-name="P45">BRUTE FORCE APPROACH (i.e., without "loops") IS NOT ACCEPTABLE</text:p>
        </text:list-item>
        <text:list-item>
          <text:p text:style-name="P45">In your solution, please provide the declaration of SOURCE and DESTINATION, the code, and <text:s/>significant comments to the code and instructions. The class program does not include input output, while the home code should include input of SOURCE and printing of DESTINATION</text:p>
        </text:list-item>
        <text:list-item>
          <text:p text:style-name="P46">HINT: cut by columns the two matrices SOURCE (a..l) and DESTINATION found below and depict the <text:s/>corresponding 8086 data memory mapping organizations; then find an algorithm to switch from the 8086 data memory mapping of SOURCE to that of DESTINATION</text:p>
        </text:list-item>
        <text:list-item>
          <text:p text:style-name="P45">The single-loop-smart-algorithm is eligible to get up to one extra point (do not ask what is this algorithm)</text:p>
        </text:list-item>
      </text:list>
      <text:p text:style-name="P21">Write your code in a file saved in the 8086 folder.</text:p>
      <text:p text:style-name="P23"/>
      <text:p text:style-name="P23">Example (where a, ..., l represent 2's complement numbers in the range -120...+120)</text:p>
      <text:p text:style-name="P23"/>
      <text:p text:style-name="P23">SOURCE</text:p>
      <text:p text:style-name="P23">a<text:tab/>e<text:tab/>i</text:p>
      <text:p text:style-name="P23">b<text:tab/>f<text:tab/>j</text:p>
      <text:p text:style-name="P23">c<text:tab/>g<text:tab/>k</text:p>
      <text:p text:style-name="P23">d<text:tab/>h<text:tab/>l</text:p>
      <text:p text:style-name="P23"/>
      <text:p text:style-name="P23">the following matrix DESTINATION is computed</text:p>
      <text:p text:style-name="P23">-a<text:tab/>-b<text:tab/>-c<text:tab/>-d</text:p>
      <text:p text:style-name="P23">-e<text:tab/>-f<text:tab/>-g<text:tab/>-h</text:p>
      <text:p text:style-name="P23">-i<text:tab/>-j<text:tab/>-k<text:tab/>-l</text:p>
      <text:p text:style-name="P23"><text:soft-page-break/>**</text:p>
      <text:p text:style-name="P23"/>
      <text:p text:style-name="P23">Initial matrix SOURCE</text:p>
      <text:p text:style-name="P23">-1<text:tab/>5<text:tab/>9</text:p>
      <text:p text:style-name="P23">-2<text:tab/>-6<text:tab/>0</text:p>
      <text:p text:style-name="P23">3<text:tab/>7<text:tab/>-3</text:p>
      <text:p text:style-name="P23">-4<text:tab/>-8<text:tab/>1</text:p>
      <text:p text:style-name="P23"/>
      <text:p text:style-name="P23">the following matrix DESTINATION is computed</text:p>
      <text:p text:style-name="P23">1<text:tab/>2<text:tab/>-3<text:tab/>4<text:tab/></text:p>
      <text:p text:style-name="P23">-5<text:tab/>6<text:tab/>-7<text:tab/>8<text:tab/></text:p>
      <text:p text:style-name="P23">-9<text:tab/>0<text:tab/>3<text:tab/>-1</text:p>
      <text:p text:style-name="P23"/>
      <text:p text:style-name="P22">Click on the following link to open a web page with the 8086 instruction set:</text:p>
      <text:p text:style-name="P19"><text:a xlink:type="simple" xlink:href="http://www.jegerlehner.ch/intel/IntelCodeTable.pdf" text:style-name="Internet_20_link" text:visited-style-name="Visited_20_Internet_20_Link">http://www.jegerlehner.ch/intel/IntelCodeTable.pdf</text:a><text:span text:style-name="T1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e"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e"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e"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e"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e"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fo:font-size="14pt" fo:font-weight="bold" style:font-size-asian="14pt" style:font-weight-asian="bold" style:font-size-complex="14pt" style:font-weight-complex="bold"/>
    </style:style>
    <style:style style:name="MP2" style:family="paragraph" style:parent-style-name="Header">
      <style:paragraph-properties fo:text-align="center" style:justify-single-word="false"/>
      <style:text-properties fo:color="#808080" fo:font-size="6pt" fo:font-weight="bold" style:font-size-asian="6pt" style:font-weight-asian="bold" style:font-size-complex="6pt" style:font-weight-complex="bold"/>
    </style:style>
    <style:style style:name="MSect1" style:family="section">
      <style:section-properties text:dont-balance-text-columns="false" style:editable="false">
        <style:columns fo:column-count="2">
          <style:column style:rel-width="9071*" fo:start-indent="0cm" fo:end-indent="0cm"/>
          <style:column style:rel-width="567*"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1">
          <text:p text:style-name="MP1">Computer Architectures</text:p>
          <text:p text:style-name="MP1">Exam of 22/02/2022</text:p>
          <text:p text:style-name="MP2"/>
          <text:p text:style-name="MP1">B</text:p>
        </text:section>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ato Ferrero</meta:initial-creator>
    <meta:creation-date>2022-01-21T12:16:44.99</meta:creation-date>
    <dc:date>2022-02-22T15:11:20.297000000</dc:date>
    <meta:editing-duration>PT15H43M1S</meta:editing-duration>
    <meta:editing-cycles>24</meta:editing-cycles>
    <meta:generator>LibreOffice/6.2.7.1$Windows_X86_64 LibreOffice_project/23edc44b61b830b7d749943e020e96f5a7df63bf</meta:generator>
    <meta:document-statistic meta:table-count="2" meta:image-count="0" meta:object-count="0" meta:page-count="8" meta:paragraph-count="290" meta:word-count="1996" meta:character-count="10626" meta:non-whitespace-character-count="8834"/>
  </office:meta>
</office:document-meta>
</file>